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</office:automatic-styles>
  <office:body>
    <office:spreadsheet>
      <table:table table:name="Gruppe 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3-31" calcext:value-type="date">
            <text:p>31.03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iklas Hagemann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</table:table-row>
        <table:table-row table:style-name="ro1">
          <table:table-cell table:style-name="ce3" office:value-type="string" calcext:value-type="string">
            <text:p>Martin Staib</text:p>
          </table:table-cell>
          <table:covered-table-cell table:number-columns-repeated="4" table:style-name="ce3"/>
        </table:table-row>
        <table:table-row table:style-name="ro1">
          <table:table-cell table:style-name="ce3" office:value-type="string" calcext:value-type="string">
            <text:p>Philipp Gozdzik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ert Siginc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Constantin Alexander Wahl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>
            <text:p>Jeffrey Eseigbe</text:p>
          </table:table-cell>
          <table:table-cell table:style-name="ce8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table:style-name="ce4" office:value-type="string" calcext:value-type="string">
            <text:p>Patrick Langer</text:p>
          </table:table-cell>
          <table:covered-table-cell table:style-name="ce4"/>
          <table:covered-table-cell table:number-columns-repeated="3"/>
        </table:table-row>
      </table:table>
      <table:table table:name="Gruppe 2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4-07" calcext:value-type="date">
            <text:p>07.04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Nikolaus Khaled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</table:table-row>
        <table:table-row table:style-name="ro1">
          <table:table-cell office:value-type="string" calcext:value-type="string">
            <text:p>Enes Kaya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Finn Masurat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akob Joachim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Gerrit Bod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René Götsch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ulian Reis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Florian Stäps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Marc Kaepk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Lars Nielsen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Niklas Gerwens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onas Johannsen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Patrick Nagor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ichael Barfs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Marc Kirchner</text:p>
          </table:table-cell>
          <table:covered-table-cell table:number-columns-repeated="4" table:style-name="ce3"/>
        </table:table-row>
      </table:table>
      <table:table table:name="Gruppe 3" table:style-name="ta1"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4-07" calcext:value-type="date">
            <text:p>07.04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Lennart Magnus Borch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an Dre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tz Jankow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s Johanns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el Lepp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itri Me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h Duc Nguy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eed Shani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hard Wa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Dieckhof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 style:data-style-name="N2" text:time-value="16:10:36.2458823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4-07T16:49:46.716199891</dc:date>
    <meta:editing-duration>PT1H4M51S</meta:editing-duration>
    <meta:editing-cycles>33</meta:editing-cycles>
    <meta:generator>LibreOffice/4.4.6.3$Linux_X86_64 LibreOffice_project/40m0$Build-3</meta:generator>
    <meta:document-statistic meta:table-count="3" meta:cell-count="81" meta:object-count="0"/>
  </office:meta>
</office:document-meta>
</file>